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22222" style:font-name="Source Sans Pro" fo:font-size="14pt" fo:letter-spacing="normal" fo:font-style="normal" fo:font-weight="bold" officeooo:rsid="000048d8" officeooo:paragraph-rsid="000048d8" style:font-size-asian="14pt" style:font-size-complex="14pt"/>
    </style:style>
    <style:style style:name="P2" style:family="paragraph" style:parent-style-name="Text_20_body">
      <style:text-properties fo:font-size="14pt" officeooo:rsid="000048d8" officeooo:paragraph-rsid="000048d8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4" style:family="paragraph" style:parent-style-name="Text_20_body" style:list-style-name="L1">
      <style:paragraph-properties fo:orphans="2" fo:widows="2" fo:padding="0cm" fo:border="none"/>
    </style:style>
    <style:style style:name="P5" style:family="paragraph" style:parent-style-name="Standard">
      <style:text-properties officeooo:rsid="000048d8" officeooo:paragraph-rsid="000048d8"/>
    </style:style>
    <style:style style:name="P6" style:family="paragraph" style:parent-style-name="Standard">
      <style:text-properties fo:font-size="14pt" officeooo:rsid="000048d8" officeooo:paragraph-rsid="000048d8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800000"/>
    </style:style>
    <style:style style:name="T3" style:family="text">
      <style:text-properties fo:color="#800000" fo:font-size="16pt" style:font-size-asian="16pt" style:font-size-complex="16pt"/>
    </style:style>
    <style:style style:name="T4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00000" fo:font-size="16pt" fo:font-weight="normal" officeooo:rsid="000048d8" style:font-size-asian="16pt" style:font-weight-asian="normal" style:font-size-complex="16pt" style:font-weight-complex="normal"/>
    </style:style>
    <style:style style:name="T6" style:family="text">
      <style:text-properties fo:color="#800000" fo:font-size="14pt" officeooo:rsid="000048d8" style:font-size-asian="14pt" style:font-size-complex="14pt"/>
    </style:style>
    <style:style style:name="T7" style:family="text">
      <style:text-properties fo:font-variant="normal" fo:text-transform="none" fo:color="#222222" style:font-name="Source Sans Pro" fo:font-size="13.5pt" fo:letter-spacing="normal" fo:font-style="normal"/>
    </style:style>
    <style:style style:name="T8" style:family="text"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T9" style:family="text">
      <style:text-properties fo:font-variant="normal" fo:text-transform="none" fo:color="#222222" style:font-name="Source Sans Pro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22222" style:font-name="Source Sans Pro" fo:font-size="13.5pt" fo:letter-spacing="normal" fo:font-style="normal" fo:font-weight="bold"/>
    </style:style>
    <style:style style:name="T11" style:family="text">
      <style:text-properties fo:font-variant="normal" fo:text-transform="none" fo:color="#222222" style:font-name="Source Sans Pro" fo:font-size="13.5pt" fo:letter-spacing="normal" fo:font-style="normal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57"/><text:span text:style-name="T1"><text:s/></text:span><text:span text:style-name="T4">C <text:s/>I <text:s/>C <text:s/>D</text:span></text:p>
      <text:p text:style-name="P5"><text:span text:style-name="T4"/></text:p>
      <text:p text:style-name="P6">What is CICD ?</text:p>
      <text:p text:style-name="P6"/>
      <text:p text:style-name="P6">- CICD stans for <text:span text:style-name="T2">“CONTINOUS INTIGRATION CONTINIOUS DEPLOYEMENT “</text:span></text:p>
      <text:p text:style-name="P6"><text:span text:style-name="T2"/></text:p>
      <text:h text:style-name="P1" text:outline-level="2"><text:span text:style-name="T2">What is Continuous Integration?</text:span></text:h>
      <text:p text:style-name="Standard">- <text:s text:c="13"/><text:span text:style-name="T8">In Continuous Integration after a code commit, the software is built and tested immediately. In a large project with many developers, commits are made many times during a day. With each commit code is built and tested. If the test is passed, build is tested for deployment. If deployment is a success, the code is pushed to production. This commit, build, test, and deploy is a continuous process and hence the name continuous integration/deployment.</text:span></text:p>
      <text:p text:style-name="Standard"><text:span text:style-name="T8"/></text:p>
      <text:p text:style-name="Standard"><text:span text:style-name="T8"/></text:p>
      <text:p text:style-name="Standard"><text:span text:style-name="T11">A Continuous Integration Pipeline is a powerful instrument that consists of a set of tools designed to </text:span><text:span text:style-name="Strong_20_Emphasis"><text:span text:style-name="T11">host</text:span></text:span><text:span text:style-name="T11">, </text:span><text:span text:style-name="Strong_20_Emphasis"><text:span text:style-name="T11">monitor</text:span></text:span><text:span text:style-name="T11">, </text:span><text:span text:style-name="Strong_20_Emphasis"><text:span text:style-name="T11">compile </text:span></text:span><text:span text:style-name="T11">and </text:span><text:span text:style-name="Strong_20_Emphasis"><text:span text:style-name="T11">test </text:span></text:span><text:span text:style-name="T11">code, or code changes, like:</text:span></text:p>
      <text:p text:style-name="Standard"><text:span text:style-name="T11"/></text:p>
      <text:p text:style-name="P6"/>
      <text:p text:style-name="P2"><text:span text:style-name="Strong_20_Emphasis"><text:span text:style-name="T10"><text:s text:c="8"/></text:span></text:span><text:span text:style-name="Strong_20_Emphasis"><text:span text:style-name="T11">.</text:span></text:span><text:span text:style-name="Strong_20_Emphasis"><text:span text:style-name="T10"> <text:s/>Continuous Integration Server </text:span></text:span><text:span text:style-name="T8">( Jenkins, Bamboo, <text:s text:c="6"/>CruiseControl, TeamCity, and others)</text:span></text:p>
      <text:list xml:id="list9093336931859448367" text:style-name="L1">
        <text:list-item>
          <text:p text:style-name="P3"><text:span text:style-name="Strong_20_Emphasis"><text:span text:style-name="T10"><text:s/>Source Control Tool </text:span></text:span><text:span text:style-name="T8">(e.g., CVS, SVN, GIT, Mercurial, Perforce, ClearCase and others)</text:span></text:p>
          <text:p text:style-name="P3"><text:span text:style-name="T8"/></text:p>
        </text:list-item>
        <text:list-item>
          <text:p text:style-name="P3"><text:span text:style-name="Strong_20_Emphasis"><text:span text:style-name="T10"><text:s/>Build tool </text:span></text:span><text:span text:style-name="T8">(Make, ANT, Maven, Ivy, Gradle, and others)</text:span></text:p>
          <text:p text:style-name="P3"><text:span text:style-name="T8"/></text:p>
        </text:list-item>
        <text:list-item>
          <text:p text:style-name="P4"><text:span text:style-name="Strong_20_Emphasis"><text:span text:style-name="T10"><text:s/>Automation testing framework </text:span></text:span><text:span text:style-name="T8">(Selenium, Appium, TestComplete, UFT, and others)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0:39:30.700345739</meta:creation-date>
    <dc:date>2019-08-02T13:26:27.854725758</dc:date>
    <meta:editing-duration>PT2H36M27S</meta:editing-duration>
    <meta:editing-cycles>1</meta:editing-cycles>
    <meta:document-statistic meta:table-count="0" meta:image-count="0" meta:object-count="0" meta:page-count="1" meta:paragraph-count="13" meta:word-count="169" meta:character-count="1132" meta:non-whitespace-character-count="885"/>
    <meta:generator>LibreOffice/5.1.6.2$Linux_X86_64 LibreOffice_project/10m0$Build-2</meta:generator>
  </office:meta>
</office:document-meta>
</file>